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out.Checkout( NodeState nodeState , Version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out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out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out.persis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heckout.create( NodeState nodeState , Version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